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e6e6ff" draw:textarea-horizontal-align="justify" draw:textarea-vertical-align="middle" draw:auto-grow-height="false" fo:min-height="3.461cm" fo:min-width="6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2.161cm" fo:min-width="2.17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2.162cm" fo:min-width="2.17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2.162cm" fo:min-width="2.17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ff3300" draw:fill-color="#ffcc00" draw:textarea-horizontal-align="justify" draw:textarea-vertical-align="middle" draw:auto-grow-height="false" fo:min-height="2.162cm" fo:min-width="2.1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9933" draw:fill-color="#66ff66" draw:textarea-horizontal-align="justify" draw:textarea-vertical-align="middle" draw:auto-grow-height="false" fo:min-height="2.161cm" fo:min-width="2.17cm"/>
    </style:style>
    <style:style style:name="gr9" style:family="graphic" style:parent-style-name="standard">
      <style:graphic-properties draw:stroke="none" svg:stroke-color="#000000" draw:fill="none" draw:fill-color="#ffffff" fo:min-height="3.55cm"/>
    </style:style>
    <style:style style:name="gr10" style:family="graphic" style:parent-style-name="standard">
      <style:graphic-properties draw:fill="solid" draw:fill-color="#ff00ff" draw:textarea-horizontal-align="justify" draw:textarea-vertical-align="middle" draw:auto-grow-height="false" fo:min-height="2.162cm" fo:min-width="2.17cm"/>
    </style:style>
    <style:style style:name="gr11" style:family="graphic" style:parent-style-name="standard">
      <style:graphic-properties draw:fill="solid" draw:fill-color="#00ffff" draw:textarea-horizontal-align="justify" draw:textarea-vertical-align="middle" draw:auto-grow-height="false" fo:min-height="2.162cm" fo:min-width="2.17cm"/>
    </style:style>
    <style:style style:name="gr12" style:family="graphic" style:parent-style-name="standard">
      <style:graphic-properties svg:stroke-color="#ffcc00" draw:fill-color="#ffff00" draw:textarea-horizontal-align="justify" draw:textarea-vertical-align="middle" draw:auto-grow-height="false" fo:min-height="2.508cm" fo:min-width="3.672cm"/>
    </style:style>
    <style:style style:name="gr13" style:family="graphic" style:parent-style-name="standard">
      <style:graphic-properties svg:stroke-color="#ffcc00" draw:fill-color="#ffcc00" draw:textarea-horizontal-align="justify" draw:textarea-vertical-align="middle" draw:auto-grow-height="false" fo:min-height="2.508cm" fo:min-width="3.672cm"/>
    </style:style>
    <style:style style:name="gr14" style:family="graphic" style:parent-style-name="standard">
      <style:graphic-properties svg:stroke-color="#ffff00" draw:fill-color="#ffffcc" draw:textarea-horizontal-align="justify" draw:textarea-vertical-align="middle" draw:auto-grow-height="false" fo:min-height="2.508cm" fo:min-width="3.672cm"/>
    </style:style>
    <style:style style:name="gr15" style:family="graphic" style:parent-style-name="standard">
      <style:graphic-properties svg:stroke-color="#83caff" draw:fill-color="#e6e6ff" draw:textarea-horizontal-align="justify" draw:textarea-vertical-align="middle" draw:auto-grow-height="false" fo:min-height="2.15cm" fo:min-width="3cm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fo:min-height="1.12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cfe7f5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83ca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ff66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solid" draw:fill-color="#ff00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00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00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-color="#ffcc00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-color="#ffffcc"/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  <style:text-properties fo:color="#6666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6.5cm" svg:height="3.711cm" svg:x="5.6cm" svg:y="11.289cm">
          <text:p text:style-name="P1"><text:span text:style-name="T1">Redac </text:span>:</text:p>
          <text:p text:style-name="P1"><text:span text:style-name="T2">- notepad in </text:span><text:span text:style-name="T3">rich text format</text:span></text:p>
          <text:p text:style-name="P1"><text:span text:style-name="T2">- read and modify PDF</text:span></text:p>
          <text:p text:style-name="P1"><text:span text:style-name="T2">- copy from PDF</text:span></text:p>
          <text:p text:style-name="P1"><text:span text:style-name="T2">- quick sketches</text:span></text:p>
          <text:p text:style-name="P1"><text:span text:style-name="T2">- audio management to *</text:span></text:p>
          <text:p text:style-name="P1"><text:span text:style-name="T2">transcribe interview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74cm" svg:height="3.409cm" svg:x="4.2cm" svg:y="6.137cm">
          <text:p text:style-name="P1"><text:span text:style-name="T2">PDF 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3.774cm" svg:height="3.41cm" svg:x="10.743cm" svg:y="6.213cm">
          <text:p text:style-name="P1"><text:span text:style-name="T2">Copy and paste</text:span></text:p>
          <text:p text:style-name="P1"><text:span text:style-name="T2">from 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3.775cm" svg:height="3.41cm" svg:x="7.345cm" svg:y="5cm">
          <text:p text:style-name="P1"><text:span text:style-name="T2">Copy and </text:span></text:p>
          <text:p text:style-name="P1"><text:span text:style-name="T2">paste bitmaps</text:span></text:p>
          <text:p text:style-name="P1"><text:span text:style-name="T2">graph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.087cm" svg:y1="9.546cm" svg:x2="8.85cm" svg:y2="11.289cm" draw:start-shape="id1" draw:start-glue-point="8" draw:end-shape="id2" draw:end-glue-point="0" svg:d="M6087 9546v871h2763v872" svg:viewBox="0 0 2764 1744">
          <text:p/>
        </draw:connector>
        <draw:connector draw:style-name="gr5" draw:text-style-name="P1" draw:layer="layout" svg:x1="9.233cm" svg:y1="8.41cm" svg:x2="8.85cm" svg:y2="11.289cm" draw:start-shape="id3" draw:start-glue-point="8" draw:end-shape="id2" svg:d="M9233 8410v1440h-383v1439" svg:viewBox="0 0 384 2880">
          <text:p/>
        </draw:connector>
        <draw:connector draw:style-name="gr5" draw:text-style-name="P1" draw:layer="layout" svg:x1="12.63cm" svg:y1="9.623cm" svg:x2="8.85cm" svg:y2="11.289cm" draw:start-shape="id4" draw:start-glue-point="8" draw:end-shape="id2" draw:end-glue-point="0" svg:d="M12630 9623v833h-3780v833" svg:viewBox="0 0 3781 1667">
          <text:p/>
        </draw:connector>
        <draw:custom-shape draw:style-name="gr6" draw:text-style-name="P6" draw:layer="layout" svg:width="3.774cm" svg:height="3.41cm" svg:x="7.471cm" svg:y="16.29cm">
          <text:p text:style-name="P1"><text:span text:style-name="T2">Output integrated</text:span></text:p>
          <text:p text:style-name="P1"><text:span text:style-name="T2">RTF files</text:span></text:p>
          <text:p text:style-name="P1"><text:span text:style-name="T2">Compatibles with</text:span></text:p>
          <text:p text:style-name="P1"><text:span text:style-name="T2">Word proces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9.232cm" svg:y1="14.244cm" svg:x2="9.232cm" svg:y2="16.29cm">
          <text:p/>
        </draw:line>
        <draw:custom-shape draw:style-name="gr8" draw:text-style-name="P8" xml:id="id5" draw:id="id5" draw:layer="layout" svg:width="3.774cm" svg:height="3.409cm" svg:x="12.126cm" svg:y="11.593cm">
          <text:p text:style-name="P1"><text:span text:style-name="T2">Take notes</text:span></text:p>
          <text:p text:style-name="P1"><text:span text:style-name="T2">draw sket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013cm" svg:y1="11.593cm" svg:x2="8.85cm" svg:y2="11.289cm" draw:start-shape="id5" draw:start-glue-point="4" draw:end-shape="id2" svg:d="M14013 11593v-806h-5163v502" svg:viewBox="0 0 5164 807">
          <text:p/>
        </draw:connector>
        <draw:frame draw:style-name="gr9" draw:text-style-name="P9" draw:layer="layout" svg:width="14.8cm" svg:height="3.8cm" svg:x="2.9cm" svg:y="3.5cm">
          <draw:text-box>
            <text:p><text:span text:style-name="T1">Redac flow management</text:span></text:p>
          </draw:text-box>
        </draw:frame>
        <draw:custom-shape draw:style-name="gr10" draw:text-style-name="P10" xml:id="id6" draw:id="id6" draw:layer="layout" svg:width="3.774cm" svg:height="3.41cm" svg:x="14.4cm" svg:y="8.1cm">
          <text:p text:style-name="P1"><text:span text:style-name="T2">Play audio 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8" draw:id="id8" draw:layer="layout" svg:x1="14.4cm" svg:y1="9.805cm" svg:x2="8.906cm" svg:y2="10.434cm" draw:start-shape="id6" draw:start-glue-point="6" svg:d="M14400 9805h-2997v629h-2497" svg:viewBox="0 0 5495 630">
          <text:p/>
        </draw:connector>
        <draw:custom-shape draw:style-name="gr11" draw:text-style-name="P11" xml:id="id7" draw:id="id7" draw:layer="layout" svg:width="3.774cm" svg:height="3.41cm" svg:x="1.6cm" svg:y="11.3cm">
          <text:p text:style-name="P1"><text:span text:style-name="T2">Annotte, highlight,</text:span></text:p>
          <text:p text:style-name="P1"><text:span text:style-name="T2">PDF 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.487cm" svg:y1="11.3cm" svg:x2="8.906cm" svg:y2="10.434cm" draw:start-shape="id7" draw:start-glue-point="4" draw:end-shape="id8" draw:end-glue-point="3" svg:d="M3487 11300v-866h5419" svg:viewBox="0 0 5420 867">
          <text:p/>
        </draw:connector>
      </draw:page>
      <draw:page draw:name="page2" draw:style-name="dp1" draw:master-page-name="Standard">
        <draw:custom-shape draw:style-name="gr12" draw:text-style-name="P12" draw:layer="layout" svg:width="5.9cm" svg:height="3.9cm" svg:x="7cm" svg:y="12cm">
          <text:p text:style-name="P1"><text:span text:style-name="T4">Edi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5.9cm" svg:height="3.9cm" svg:x="2.2cm" svg:y="5.4cm">
          <text:p text:style-name="P1"><text:span text:style-name="T4">P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5.9cm" svg:height="3.9cm" svg:x="11.8cm" svg:y="5.4cm">
          <text:p text:style-name="P1"><text:span text:style-name="T4">Croqu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9.9cm" svg:y1="16cm" svg:x2="6cm" svg:y2="20.4cm">
          <text:p/>
        </draw:line>
        <draw:line draw:style-name="gr7" draw:text-style-name="P7" draw:layer="layout" svg:x1="10cm" svg:y1="15.8cm" svg:x2="13.5cm" svg:y2="20.4cm">
          <text:p/>
        </draw:line>
        <draw:custom-shape draw:style-name="gr15" draw:text-style-name="P15" draw:layer="layout" svg:width="3.5cm" svg:height="2.4cm" svg:x="4.1cm" svg:y="20.4cm">
          <text:p text:style-name="P1"><text:span text:style-name="T2">Sauvegarde</text:span></text:p>
          <text:p text:style-name="P1"><text:span text:style-name="T2">Automatique</text:span></text:p>
          <text:p text:style-name="P1"><text:span text:style-name="T2">Format </text:span></text:p>
          <text:p text:style-name="P1"><text:span text:style-name="T2">Intern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5cm" svg:height="2.4cm" svg:x="11.5cm" svg:y="20.4cm">
          <text:p text:style-name="P1"><text:span text:style-name="T2">Sauvegarde</text:span></text:p>
          <text:p text:style-name="P1"><text:span text:style-name="T2">Automatique</text:span></text:p>
          <text:p text:style-name="P1"><text:span text:style-name="T2">Format </text:span></text:p>
          <text:p text:style-name="P1"><text:span text:style-name="T2">RTF</text:span></text:p>
          <draw:enhanced-geometry svg:viewBox="0 0 21600 21600" draw:type="rectangle" draw:enhanced-path="M 0 0 L 21600 0 21600 21600 0 21600 0 0 Z N"/>
        </draw:custom-shape>
        <draw:path draw:style-name="gr16" draw:text-style-name="P7" draw:layer="layout" svg:width="2.784cm" svg:height="2.247cm" draw:transform="skewX (0.162141087510273) rotate (2.75168609869426) translate (3.23367501305497cm 6.3136150283694cm)" svg:viewBox="0 0 2785 2248" svg:d="M941 2c358-21 701 110 978 284 279 175 637 287 799 558 172 286-13 637-244 847-239 218-380 521-808 553-314 24-607-57-866-185-253-125-474-297-630-510l-113-196-57-246 10-276">
          <text:p/>
        </draw:path>
        <draw:frame draw:style-name="gr17" draw:text-style-name="P16" draw:layer="layout" svg:width="4.3cm" svg:height="1.673cm" svg:x="1.1cm" svg:y="2.127cm">
          <draw:text-box>
            <text:p>Annotation,</text:p>
            <text:p>surlignage</text:p>
          </draw:text-box>
        </draw:frame>
        <draw:custom-shape draw:style-name="gr15" draw:text-style-name="P15" draw:layer="layout" svg:width="3.5cm" svg:height="2.4cm" svg:x="4.1cm" svg:y="20.4cm">
          <text:p text:style-name="P1"><text:span text:style-name="T2">Sauvegarde</text:span></text:p>
          <text:p text:style-name="P1"><text:span text:style-name="T2">Automatique</text:span></text:p>
          <text:p text:style-name="P1"><text:span text:style-name="T2">Format </text:span></text:p>
          <text:p text:style-name="P1"><text:span text:style-name="T2">Intern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5cm" svg:height="2.4cm" svg:x="4.3cm" svg:y="20.4cm">
          <text:p text:style-name="P1"><text:span text:style-name="T2">Sauvegarde</text:span></text:p>
          <text:p text:style-name="P1"><text:span text:style-name="T2">Automatique</text:span></text:p>
          <text:p text:style-name="P1"><text:span text:style-name="T2">Format </text:span></text:p>
          <text:p text:style-name="P1"><text:span text:style-name="T2">Interne</text:span></text:p>
          <draw:enhanced-geometry svg:viewBox="0 0 21600 21600" draw:type="rectangle" draw:enhanced-path="M 0 0 L 21600 0 21600 21600 0 21600 0 0 Z N"/>
        </draw:custom-shape>
        <draw:path draw:style-name="gr16" draw:text-style-name="P7" draw:layer="layout" svg:width="2.784cm" svg:height="2.247cm" draw:transform="skewX (0.162141087510273) rotate (2.75168609869426) translate (13.365675013055cm 6.3596150283694cm)" svg:viewBox="0 0 2785 2248" svg:d="M941 2c358-21 701 110 978 284 279 175 637 287 799 558 172 286-13 637-244 847-239 218-380 521-808 553-314 24-607-57-866-185-253-125-474-297-630-510l-113-196-57-246 10-276">
          <text:p/>
        </draw:path>
        <draw:frame draw:style-name="gr18" draw:text-style-name="P16" draw:layer="layout" svg:width="4.3cm" svg:height="1.373cm" svg:x="9.9cm" svg:y="2.627cm">
          <draw:text-box>
            <text:p>Annotation</text:p>
          </draw:text-box>
        </draw:frame>
        <draw:line draw:style-name="gr19" draw:text-style-name="P7" draw:layer="layout" svg:x1="8.2cm" svg:y1="7.4cm" svg:x2="11.9cm" svg:y2="7.4cm">
          <text:p text:style-name="P1">Copie</text:p>
          <text:p text:style-name="P1">d’écran</text:p>
        </draw:line>
        <draw:line draw:style-name="gr19" draw:text-style-name="P17" draw:layer="layout" svg:x1="14.7cm" svg:y1="9.3cm" svg:x2="12.1cm" svg:y2="12.5cm">
          <text:p text:style-name="P1"><text:span text:style-name="T5">Copie d’écran</text:span></text:p>
        </draw:line>
        <draw:line draw:style-name="gr19" draw:text-style-name="P17" draw:layer="layout" svg:x1="5.1cm" svg:y1="9.3cm" svg:x2="7.9cm" svg:y2="12.6cm">
          <text:p text:style-name="P1"><text:span text:style-name="T5">Copie d’écran</text:span></text:p>
        </draw:line>
        <draw:path draw:style-name="gr16" draw:text-style-name="P7" draw:layer="layout" svg:width="2.553cm" svg:height="2.184cm" draw:transform="skewX (0.245742358680802) rotate (2.11673531681872) translate (15.9680492028993cm 6.43716398122102cm)" svg:viewBox="0 0 2554 2185" svg:d="M863 2c329-20 643 106 898 276s583 279 732 543c157 278-12 619-224 823-219 211-348 506-741 537-288 23-556-56-794-180-232-121-435-289-578-495l-104-191-52-239 9-268">
          <text:p/>
        </draw:path>
        <draw:frame draw:style-name="gr17" draw:text-style-name="P16" draw:layer="layout" svg:width="4.3cm" svg:height="1.673cm" svg:x="15.2cm" svg:y="2.328cm">
          <draw:text-box>
            <text:p>Dessin à</text:p>
            <text:p>Main levée,</text:p>
          </draw:text-box>
        </draw:frame>
        <draw:line draw:style-name="gr7" draw:text-style-name="P7" draw:layer="layout" svg:x1="16.8cm" svg:y1="8.7cm" svg:x2="18.6cm" svg:y2="13.1cm">
          <text:p/>
        </draw:line>
        <draw:frame draw:style-name="gr20" draw:text-style-name="P16" draw:layer="layout" svg:width="2.6cm" svg:height="1.8cm" svg:x="17.1cm" svg:y="13.1cm">
          <draw:text-box>
            <text:p>Export PNG</text:p>
          </draw:text-box>
        </draw:frame>
        <draw:line draw:style-name="gr19" draw:text-style-name="P17" draw:layer="layout" svg:x1="7.4cm" svg:y1="8.7cm" svg:x2="10.2cm" svg:y2="12.1cm">
          <text:p text:style-name="P1"><text:span text:style-name="T5">Copie de texte</text:span></text:p>
        </draw:line>
        <draw:line draw:style-name="gr7" draw:text-style-name="P7" draw:layer="layout" svg:x1="3cm" svg:y1="8.8cm" svg:x2="2.3cm" svg:y2="13cm">
          <text:p/>
        </draw:line>
        <draw:frame draw:style-name="gr20" draw:text-style-name="P16" draw:layer="layout" svg:width="2.6cm" svg:height="1.8cm" svg:x="1.4cm" svg:y="13cm">
          <draw:text-box>
            <text:p>Export PD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20:04:34.578747908</meta:creation-date>
    <dc:date>2019-04-03T11:23:17.176007453</dc:date>
    <meta:editing-duration>PT7M</meta:editing-duration>
    <meta:editing-cycles>4</meta:editing-cycles>
    <meta:generator>LibreOffice/5.3.7.2$Linux_X86_64 LibreOffice_project/30m0$Build-2</meta:generator>
    <meta:document-statistic meta:object-count="39"/>
  </office:meta>
</office:document-meta>
</file>